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size="12pt" officeooo:rsid="001f15a8" officeooo:paragraph-rsid="001f15a8" style:font-size-asian="12pt" style:font-size-complex="12pt"/>
    </style:style>
    <style:style style:name="P2" style:family="paragraph" style:parent-style-name="Standard">
      <style:text-properties fo:color="#3465a4" loext:opacity="100%" style:font-name="Liberation Serif" fo:font-size="12pt" officeooo:rsid="001f15a8" officeooo:paragraph-rsid="001f15a8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f15a8"/>
    </style:style>
    <style:style style:name="T3" style:family="text">
      <style:text-properties style:font-name="Liberation Serif" officeooo:rsid="00250864"/>
    </style:style>
    <style:style style:name="T4" style:family="text">
      <style:text-properties style:font-name="Liberation Serif" officeooo:rsid="00287e5b"/>
    </style:style>
    <style:style style:name="T5" style:family="text">
      <style:text-properties officeooo:rsid="001ca9b3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" officeooo:rsid="001f15a8"/>
    </style:style>
    <style:style style:name="T9" style:family="text">
      <style:text-properties style:text-position="sub 58%" style:font-name="Liberation Serif" officeooo:rsid="00250864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Liberation Serif" officeooo:rsid="00287e5b"/>
    </style:style>
    <style:style style:name="T12" style:family="text">
      <style:text-properties officeooo:rsid="00272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po de letra Liberation Sans </text:p>
      <text:p text:style-name="Standard">de 20 puntos Negrita</text:p>
      <text:p text:style-name="Standard">Utilizado en títulos y encabezados</text:p>
      <text:p text:style-name="Standard"/>
      <text:p text:style-name="Standard">Tipo de letra Liberation Serif de 12 puntos</text:p>
      <text:p text:style-name="Standard">Utilizado para texto normal</text:p>
      <text:p text:style-name="Standard"/>
      <text:p text:style-name="Standard">Tipo de letra Liberation Mono de 12 puntos</text:p>
      <text:p text:style-name="Standard">Para imitar a una máquina de escribir</text:p>
      <text:p text:style-name="Standard"/>
      <text:p text:style-name="Standard">Tipo de letra Segoe Script de 18 puntos</text:p>
      <text:p text:style-name="Standard">Para imitar la escritura a mano</text:p>
      <text:p text:style-name="Standard"/>
      <text:p text:style-name="Standard">Formato subíndice y superíndice</text:p>
      <text:p text:style-name="Standard">Vfinal = vo + 0,5·a·t2</text:p>
      <text:p text:style-name="Standard">Fórmulas: CH3OH, C2H5OH</text:p>
      <text:p text:style-name="Standard"/>
      <text:p text:style-name="Standard">Color de letra verde fondo negro. </text:p>
      <text:p text:style-name="Standard">Color de letra azul fondo gris claro.</text:p>
      <text:p text:style-name="Standard">Color de letra rojo fondo amarillo.</text:p>
      <text:p text:style-name="Standard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20:26:28.764000000</meta:creation-date>
    <dc:date>2020-12-22T22:17:47.992000000</dc:date>
    <meta:editing-duration>PT1H5M49S</meta:editing-duration>
    <meta:editing-cycles>1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86" meta:character-count="485" meta:non-whitespace-character-count="412"/>
  </office:meta>
</office:document-meta>
</file>